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6" svg:font-family="'Ubuntu Mono'" style:font-adornments="Semibold" style:font-pitch="fixed"/>
    <style:font-face style:name="Ubuntu Mono1" svg:font-family="'Ubuntu Mono'" style:font-adornments="標準" style:font-pitch="fixed"/>
    <style:font-face style:name="Ubuntu Mono4" svg:font-family="'Ubuntu Mono'" style:font-adornments="黒" style:font-pitch="fixed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 Mono5" svg:font-family="'Ubuntu Mono'" style:font-adornments="Semibold" style:font-pitch="variable"/>
    <style:font-face style:name="Ubuntu Mono" svg:font-family="'Ubuntu Mono'" style:font-adornments="標準" style:font-pitch="variable"/>
    <style:font-face style:name="Ubuntu Mono3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-color="#ffffff"/>
      <style:text-properties fo:font-size="26.399999618530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00ff" style:font-name="Ubuntu Mono2" fo:font-weight="bold" style:font-weight-asian="bold" style:font-weight-complex="bold"/>
    </style:style>
    <style:style style:name="T3" style:family="text">
      <style:text-properties fo:color="#ff0000" style:font-name="Ubuntu Mono2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6600ff" style:font-name="Ubuntu Mono2"/>
    </style:style>
    <style:style style:name="T6" style:family="text">
      <style:text-properties fo:color="#0000ff" style:font-name="Ubuntu Mono2" fo:font-size="18pt" style:font-size-asian="18pt" style:font-size-complex="18pt"/>
    </style:style>
    <style:style style:name="T7" style:family="text">
      <style:text-properties style:font-name="Ubuntu Mono2" fo:font-size="18pt" style:font-size-asian="18pt" style:font-size-complex="18pt"/>
    </style:style>
    <style:style style:name="T8" style:family="text">
      <style:text-properties fo:color="#009900" style:font-name="Ubuntu Mono2" fo:font-size="18pt" style:font-size-asian="18pt" style:font-size-complex="18pt"/>
    </style:style>
    <style:style style:name="T9" style:family="text">
      <style:text-properties fo:color="#0000cc" style:font-name="Ubuntu Mono2" fo:font-size="18pt" style:font-size-asian="18pt" style:font-size-complex="18pt"/>
    </style:style>
    <style:style style:name="T10" style:family="text">
      <style:text-properties fo:color="#6600cc" style:font-name="Ubuntu Mono2" fo:font-weight="bold" style:font-weight-asian="bold" style:font-weight-complex="bold"/>
    </style:style>
    <style:style style:name="T11" style:family="text">
      <style:text-properties fo:color="#ff0000" style:font-name="Ubuntu Mono2" fo:font-size="18pt" style:font-size-asian="18pt" style:font-size-complex="18pt"/>
    </style:style>
    <style:style style:name="T12" style:family="text">
      <style:text-properties fo:color="#6600cc" style:font-name="Ubuntu Mono2"/>
    </style:style>
    <style:style style:name="T13" style:family="text">
      <style:text-properties style:font-name="Ubuntu Mono2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Ubuntu Mono2"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009900" style:font-name="Ubuntu Mono2" fo:font-size="18pt" fo:font-style="normal" style:font-size-asian="18pt" style:font-style-asian="normal" style:font-size-complex="18pt" style:font-style-complex="normal"/>
    </style:style>
    <style:style style:name="T16" style:family="text">
      <style:text-properties fo:color="#0000ff" style:font-name="Ubuntu Mono2"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ff0000"/>
    </style:style>
    <style:style style:name="T18" style:family="text">
      <style:text-properties fo:color="#ff0000" style:font-name="Ubuntu Mono2"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000" fo:font-size="22pt" style:font-size-asian="22pt" style:font-size-complex="22pt"/>
    </style:style>
    <style:style style:name="T21" style:family="text">
      <style:text-properties fo:color="#6600ff" style:font-name="Ubuntu Mono2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009933" style:font-name="Ubuntu Mono2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OSC 151: Intro to Programming: C++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hapter 3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hapter 3: <text:s/>Strings, Vectors, <text:span text:style-name="T1">and Array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We should be able to</text:p>
                    <text:list>
                      <text:list-item>
                        <text:p>Understand the <text:span text:style-name="T2">string</text:span> library type</text:p>
                      </text:list-item>
                      <text:list-item>
                        <text:p>Understand the <text:span text:style-name="T2">vector</text:span> library type</text:p>
                      </text:list-item>
                      <text:list-item>
                        <text:p>Be introduced to <text:span text:style-name="T3">auto</text:span> – get used to it</text:p>
                      </text:list-item>
                      <text:list-item>
                        <text:p>Use <text:span text:style-name="T2">string</text:span> and <text:span text:style-name="T2">vector</text:span> for our programs</text:p>
                      </text:list-item>
                      <text:list-item>
                        <text:p>Reinforce using types with member functions and data (like our <text:span text:style-name="T2">Sales_item</text:span>) class</text:p>
                      </text:list-item>
                      <text:list-item>
                        <text:p><text:span text:style-name="T4">Iterators</text:span> – a general purpose way to traverse collections of ob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Library <text:span text:style-name="T5">string</text:span> Typ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3">string</text:span> is a variable length sequence of characters</text:p>
              </text:list-item>
              <text:list-item>
                <text:p>There are many ways to initialize a <text:span text:style-name="T2">string</text:span></text:p>
                <text:p text:style-name="P2"><text:span text:style-name="T6">#include</text:span><text:span text:style-name="T7"> &lt;string&gt; <text:s text:c="7"/></text:span><text:span text:style-name="T8">// include the necessary header</text:span></text:p>
                <text:p text:style-name="P2"><text:span text:style-name="T7">std::string s1; <text:s text:c="9"/></text:span><text:span text:style-name="T8">// default initialization, s1 is the empty string</text:span></text:p>
                <text:p text:style-name="P2"><text:span text:style-name="T7">std::string s2 = s1; <text:s text:c="4"/></text:span><text:span text:style-name="T8">// s2 is a copy of s1</text:span></text:p>
                <text:p text:style-name="P2"><text:span text:style-name="T7">std::string s3 = “hiya”; </text:span><text:span text:style-name="T8">// s3 os a copy pf the string literal</text:span></text:p>
                <text:p text:style-name="P2"><text:span text:style-name="T7">std::string s4(10, 'c'); </text:span><text:span text:style-name="T8">// s4 is cccccccccc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Operations on <text:span text:style-name="T2">string</text:span> ob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 can read and write strings through io stream objects</text:p>
                <text:p text:style-name="P2"><text:span text:style-name="T6">#include</text:span><text:span text:style-name="T7"> &lt;string&gt; <text:s text:c="7"/></text:span><text:span text:style-name="T8">// include the necessary header</text:span></text:p>
                <text:p text:style-name="P2"><text:span text:style-name="T9">#include</text:span><text:span text:style-name="T7"> &lt;iostream&gt; <text:s text:c="5"/></text:span><text:span text:style-name="T8">// include the header for io streams</text:span></text:p>
                <text:p text:style-name="P2"><text:span text:style-name="T7"/></text:p>
                <text:p text:style-name="P2"><text:span text:style-name="T6">int</text:span><text:span text:style-name="T7"> main()</text:span></text:p>
                <text:p text:style-name="P2"><text:span text:style-name="T7">{</text:span></text:p>
                <text:p text:style-name="P2"><text:span text:style-name="T7"><text:s text:c="3"/></text:span><text:span text:style-name="T7">std::string s; <text:s text:c="14"/></text:span><text:span text:style-name="T8">// initialize, empty string s</text:span></text:p>
                <text:p text:style-name="P2"><text:span text:style-name="T7"><text:s text:c="3"/></text:span><text:span text:style-name="T7">std::cin &gt;&gt; s; <text:s text:c="14"/></text:span><text:span text:style-name="T8">// read white-space terminated string from cin</text:span></text:p>
                <text:p text:style-name="P2"><text:span text:style-name="T7"><text:s text:c="3"/></text:span><text:span text:style-name="T7">std::cout &lt;&lt; s &lt;&lt; std::endl; </text:span><text:span text:style-name="T8">// write the string to cout</text:span></text:p>
                <text:p text:style-name="P2"><text:span text:style-name="T7"><text:s text:c="3"/></text:span><text:span text:style-name="T7">return 0;</text:span></text:p>
                <text:p text:style-name="P2"><text:span text:style-name="T7">}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Operations on <text:span text:style-name="T2">string</text:span> object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mon <text:span text:style-name="T2">string</text:span> operations</text:p>
                <text:p text:style-name="P2"><text:span text:style-name="T7">std::string s1;</text:span></text:p>
                <text:p text:style-name="P2"><text:span text:style-name="T7">std::string s2;</text:span></text:p>
                <text:p text:style-name="P2"><text:span text:style-name="T7"/></text:p>
                <text:p text:style-name="P2"><text:span text:style-name="T8">// ... </text:span></text:p>
                <text:p text:style-name="P2"><text:span text:style-name="T7">os &lt;&lt; s1 </text:span><text:span text:style-name="T8">// writes string s1 to output stream os</text:span></text:p>
                <text:p text:style-name="P2"><text:span text:style-name="T7">is &gt;&gt; s2 </text:span><text:span text:style-name="T8">// reads whitespace separated string from input stream is to s2</text:span></text:p>
                <text:p text:style-name="P2"><text:span text:style-name="T7">getline(is, s1) </text:span><text:span text:style-name="T8">// reads entire line (up to newline) from is, stores in s1</text:span></text:p>
                <text:p text:style-name="P2"><text:span text:style-name="T7">s1.empty() </text:span><text:span text:style-name="T8">// returns true if s1 is the empty string</text:span></text:p>
                <text:p text:style-name="P2"><text:span text:style-name="T7">s.size() </text:span><text:span text:style-name="T8">// returns the number of characters in s1</text:span></text:p>
                <text:p text:style-name="P2"><text:span text:style-name="T7">s[n]; </text:span><text:span text:style-name="T8">// returns a reference to the character in s at potition n</text:span></text:p>
                <text:p text:style-name="P2"><text:span text:style-name="T7">s1 + s2; </text:span><text:span text:style-name="T8">// returns a string that is the concatenation of s1 and s2</text:span></text:p>
                <text:p text:style-name="P2"><text:span text:style-name="T7">s1 = s2; </text:span><text:span text:style-name="T8">// replaces the content of s1 with a copy of s2</text:span></text:p>
                <text:p text:style-name="P2"><text:span text:style-name="T7">s1 == s2; </text:span><text:span text:style-name="T8">// returns true if s1 and s2 have the same content (case-sensitive)</text:span></text:p>
                <text:p text:style-name="P2"><text:span text:style-name="T7">s1 != s2; </text:span><text:span text:style-name="T8">// returns true is s1 and s2 have different content (case-sensitive)</text:span></text:p>
                <text:p text:style-name="P2"><text:span text:style-name="T8">// &lt;, &lt;=, &gt;, &gt;= supported for case-senstive and lexagraphic ordering</text:span></text:p>
                <text:p text:style-name="P2"><text:span text:style-name="T7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<text:span text:style-name="T10">string</text:span> Rea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am insertion operator is whitespace delimited</text:p>
                <text:p text:style-name="P2"><text:span text:style-name="T7">string s;</text:span></text:p>
                <text:p text:style-name="P2"><text:span text:style-name="T7">cin &gt;&gt; s; <text:s/></text:span><text:span text:style-name="T8">// read s, user enters “Hello World!” + ENTER</text:span></text:p>
                <text:p text:style-name="P2"><text:span text:style-name="T7">cout &lt;&lt; s; </text:span><text:span text:style-name="T8">// prints s, “Hello”, reading stopped at whitespace</text:span></text:p>
                <text:p text:style-name="P2"><text:span text:style-name="T7"/></text:p>
              </text:list-item>
              <text:list-item>
                <text:p>Use getline to read an entire line (up to a newline character)</text:p>
                <text:p text:style-name="P2"><text:span text:style-name="T7">string s;</text:span></text:p>
                <text:p text:style-name="P2"><text:span text:style-name="T7">getline(std::cin, s); <text:s/></text:span><text:span text:style-name="T8">// read s, user enters “Hello World!” + ENTER</text:span></text:p>
                <text:p text:style-name="P2"><text:span text:style-name="T7">cout &lt;&lt; s; </text:span><text:span text:style-name="T8">// prints s, “Hello World!”, reading continues until new line</text:span></text:p>
                <text:p text:style-name="P2"><text:span text:style-name="T8"/></text:p>
              </text:list-item>
              <text:list-item>
                <text:p>Reading an unknown number of strings</text:p>
                <text:p text:style-name="P2"><text:span text:style-name="T7">string s;</text:span></text:p>
                <text:p text:style-name="P2"><text:span text:style-name="T7">while(cin &gt;&gt; s) <text:s/></text:span><text:span text:style-name="T8">// read s, until conversion fails (stop with Ctrl+Z)</text:span></text:p>
                <text:p text:style-name="P2"><text:span text:style-name="T7"><text:s text:c="3"/></text:span><text:span text:style-name="T7">cout &lt;&lt; s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3: <text:s/><text:span text:style-name="T5">string::empty()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5">empty()</text:span> function returns a bool, true if the string is empty, false otherwise</text:p>
                <text:p text:style-name="P2"><text:span text:style-name="T7">std::string line;</text:span></text:p>
                <text:p text:style-name="P2"><text:span text:style-name="T6">while</text:span><text:span text:style-name="T7">(getline(std::cin, line) </text:span><text:span text:style-name="T8">// read all lines...</text:span></text:p>
                <text:p text:style-name="P2"><text:span text:style-name="T7">{</text:span></text:p>
                <text:p text:style-name="P2"><text:span text:style-name="T7"><text:s text:c="3"/></text:span><text:span text:style-name="T8">// here we use the logical not operator (</text:span><text:span text:style-name="T11">operator!</text:span><text:span text:style-name="T8">), it returns</text:span></text:p>
                <text:p text:style-name="P2"><text:span text:style-name="T8"><text:s text:c="3"/></text:span><text:span text:style-name="T8">// the inverse of the bool value of its operand</text:span></text:p>
                <text:p text:style-name="P2"><text:span text:style-name="T7"><text:s text:c="3"/></text:span><text:span text:style-name="T6">if</text:span><text:span text:style-name="T7">(</text:span><text:span text:style-name="T11">!</text:span><text:span text:style-name="T7">line.empty())</text:span></text:p>
                <text:p text:style-name="P2"><text:span text:style-name="T7"><text:s text:c="3"/></text:span><text:span text:style-name="T7">{</text:span></text:p>
                <text:p text:style-name="P2"><text:span text:style-name="T8"><text:s text:c="6"/></text:span><text:span text:style-name="T8">// we only get here if line is NOT empty</text:span></text:p>
                <text:p text:style-name="P2"><text:span text:style-name="T7"><text:s text:c="6"/></text:span><text:span text:style-name="T7">std::cout &lt;&lt; line &lt;&lt; std::endl;</text:span></text:p>
                <text:p text:style-name="P2"><text:span text:style-name="T7"><text:s text:c="3"/></text:span><text:span text:style-name="T7">} <text:s text:c="5"/></text:span></text:p>
                <text:p text:style-name="P2"><text:span text:style-name="T7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<text:span text:style-name="T10">string::size()</text:span> and <text:span text:style-name="T12">string::size_typ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2">size()</text:span> function returns the number of characters in the <text:span text:style-name="T2">string</text:span></text:p>
                <text:list>
                  <text:list-item>
                    <text:p>The type returned by <text:span text:style-name="T2">size()</text:span> is <text:span text:style-name="T2">std::string::size_type</text:span></text:p>
                  </text:list-item>
                  <text:list-item>
                    <text:p>This return type is long and good programmers are lazy</text:p>
                  </text:list-item>
                </text:list>
              </text:list-item>
              <text:list-item>
                <text:p>When the compiler “knows“ the type, we can ask it to use the correct type for us, using the keyword <text:span text:style-name="T3">auto</text:span>.</text:p>
                <text:list>
                  <text:list-item>
                    <text:p>Get used to <text:span text:style-name="T2">auto</text:span>, and start using it</text:p>
                  </text:list-item>
                </text:list>
                <text:p text:style-name="P2"><text:span text:style-name="T7">std::string text;</text:span></text:p>
                <text:p text:style-name="P2"><text:span text:style-name="T7"/></text:p>
                <text:p text:style-name="P2"><text:span text:style-name="T6">int</text:span><text:span text:style-name="T7"> s = text.size() </text:span><text:span text:style-name="T8">// may work, technically incorrect, compiler may WARN</text:span></text:p>
                <text:p text:style-name="P2"><text:span text:style-name="T6">unsigned int</text:span><text:span text:style-name="T7"> s = text.size() </text:span><text:span text:style-name="T8">// may work, technically incorrect</text:span></text:p>
                <text:p text:style-name="P2"><text:span text:style-name="T7"/></text:p>
                <text:p text:style-name="P2"><text:span text:style-name="T7">std::string::size_type s = text.size(); </text:span><text:span text:style-name="T8">// correct, but long (and we're lazy!!!!)</text:span></text:p>
                <text:p text:style-name="P2"><text:span text:style-name="T6">auto</text:span><text:span text:style-name="T7"> s = text.size(); </text:span><text:span text:style-name="T8">// correct, terse, wonderful!</text:span></text:p>
                <text:p text:style-name="P2"><text:span text:style-name="T7"/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ing a <text:span text:style-name="T2">string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en iterating over an entire <text:span text:style-name="T2">string</text:span>, use <text:span text:style-name="T4">range-based for</text:span>.</text:p>
                <text:p text:style-name="P2"><text:span text:style-name="T7">for(</text:span><text:span text:style-name="T13">declaration</text:span><text:span text:style-name="T7"> : </text:span><text:span text:style-name="T13">expression</text:span><text:span text:style-name="T7">)</text:span></text:p>
                <text:p text:style-name="P2"><text:span text:style-name="T7"><text:s text:c="3"/></text:span><text:span text:style-name="T13">statement</text:span></text:p>
                <text:p text:style-name="P2"><text:span text:style-name="T13"/></text:p>
                <text:p text:style-name="P2"><text:span text:style-name="T14">std::string str = “some string”;</text:span></text:p>
                <text:p text:style-name="P2"><text:span text:style-name="T14"/></text:p>
                <text:p text:style-name="P2"><text:span text:style-name="T15">// print the characters in str one character to a line</text:span></text:p>
                <text:p text:style-name="P2"><text:span text:style-name="T16">for</text:span><text:span text:style-name="T14">(</text:span><text:span text:style-name="T16">auto</text:span><text:span text:style-name="T14"> c : str)</text:span></text:p>
                <text:p text:style-name="P2"><text:span text:style-name="T14"><text:s text:c="3"/></text:span><text:span text:style-name="T14">std::cout &lt;&lt; c &lt;&lt; std::endl;</text:span></text:p>
                <text:p text:style-name="P2"><text:span text:style-name="T14"/></text:p>
              </text:list-item>
              <text:list-item>
                <text:p>To change the characters of a <text:span text:style-name="T2">string</text:span>, process with <text:span text:style-name="T17">range-based for</text:span>, with a <text:span text:style-name="T17">reference</text:span> as the loop variable type</text:p>
                <text:p text:style-name="P2"><text:span text:style-name="T14">std::string str = “some string”;</text:span></text:p>
                <text:p text:style-name="P2"><text:span text:style-name="T14"/></text:p>
                <text:p text:style-name="P2"><text:span text:style-name="T15">// convert each character in str to upper case</text:span></text:p>
                <text:p text:style-name="P2"><text:span text:style-name="T16">for</text:span><text:span text:style-name="T14">(</text:span><text:span text:style-name="T16">auto</text:span><text:span text:style-name="T18">&amp;</text:span><text:span text:style-name="T14"> c : str)</text:span></text:p>
                <text:p text:style-name="P2"><text:span text:style-name="T14"><text:s text:c="3"/></text:span><text:span text:style-name="T14">c = topupper(c);</text:span></text:p>
                <text:p text:style-name="P2"><text:span text:style-name="T14"/></text:p>
                <text:p text:style-name="P2"><text:span text:style-name="T14">std::cout &lt;&lt; str &lt;&lt; std::endl; </text:span><text:span text:style-name="T15">// prints “SOME STRING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Partial Processing <text:span text:style-name="T5">string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9">Sometimes we only want to process certain elements of a string, not iterate it.</text:span></text:p>
              </text:list-item>
              <text:list-item>
                <text:p><text:span text:style-name="T19">String supports random-access of content via the </text:span><text:span text:style-name="T20">subscript operator</text:span><text:span text:style-name="T19"> (</text:span><text:span text:style-name="T21">operator[]</text:span><text:span text:style-name="T19">)</text:span></text:p>
                <text:p text:style-name="P2"><text:span text:style-name="T15">// A very simply function for ensuring a string starts </text:span></text:p>
                <text:p text:style-name="P2"><text:span text:style-name="T15">// with a capital letter and ends in a period</text:span></text:p>
                <text:p text:style-name="P2"><text:span text:style-name="T16">void </text:span><text:span text:style-name="T14">ensure_sentence(std::string&amp; sentence) </text:span><text:span text:style-name="T15">// take sentence as reference so </text:span></text:p>
                <text:p text:style-name="P2"><text:span text:style-name="T15"><text:s text:c="44"/></text:span><text:span text:style-name="T15">// it can be changed</text:span></text:p>
                <text:p text:style-name="P2"><text:span text:style-name="T14">{</text:span></text:p>
                <text:p text:style-name="P2"><text:span text:style-name="T14"><text:s text:c="4"/></text:span><text:span text:style-name="T14">if(!sentence.empty())</text:span></text:p>
                <text:p text:style-name="P2"><text:span text:style-name="T14"><text:s text:c="4"/></text:span><text:span text:style-name="T14">{</text:span></text:p>
                <text:p text:style-name="P2"><text:span text:style-name="T14"><text:s text:c="7"/></text:span><text:span text:style-name="T15">// sentence has at least one character</text:span></text:p>
                <text:p text:style-name="P2"><text:span text:style-name="T15"><text:s text:c="7"/></text:span><text:span text:style-name="T15">// make sure the first letter is <text:s/>upper case</text:span></text:p>
                <text:p text:style-name="P2"><text:span text:style-name="T14"><text:s text:c="7"/></text:span><text:span text:style-name="T14">sentence[0] = toupper(sentence[0]);</text:span></text:p>
                <text:p text:style-name="P2"><text:span text:style-name="T14"/></text:p>
                <text:p text:style-name="P2"><text:span text:style-name="T14"><text:s text:c="7"/></text:span><text:span text:style-name="T14">auto last = sentence.size() - 1; </text:span><text:span text:style-name="T15">// get the last character of the sentence</text:span></text:p>
                <text:p text:style-name="P2"><text:span text:style-name="T15"><text:s text:c="40"/></text:span><text:span text:style-name="T15">// remember indexes are 0 based, so if a</text:span></text:p>
                <text:p text:style-name="P2"><text:span text:style-name="T15"><text:s text:c="40"/></text:span><text:span text:style-name="T15">// sentence has 10 characters, the last</text:span></text:p>
                <text:p text:style-name="P2"><text:span text:style-name="T15"><text:s text:c="40"/></text:span><text:span text:style-name="T15">// index is 9 (hence the -1)</text:span></text:p>
                <text:p text:style-name="P2"><text:span text:style-name="T14"/></text:p>
                <text:p text:style-name="P2"><text:span text:style-name="T14"><text:s text:c="7"/></text:span><text:span text:style-name="T14">if(!ispunct(sentence[last]))</text:span></text:p>
                <text:p text:style-name="P2"><text:span text:style-name="T14"><text:s text:c="7"/></text:span><text:span text:style-name="T14">{</text:span></text:p>
                <text:p text:style-name="P2"><text:span text:style-name="T14"><text:s text:c="10"/></text:span><text:span text:style-name="T15">// someone forgot the punctuation, just append a period</text:span></text:p>
                <text:p text:style-name="P2"><text:span text:style-name="T14"><text:s text:c="10"/></text:span><text:span text:style-name="T14">sentence += '.';</text:span></text:p>
                <text:p text:style-name="P2"><text:span text:style-name="T14"><text:s text:c="7"/></text:span><text:span text:style-name="T14">}</text:span></text:p>
                <text:p text:style-name="P2"><text:span text:style-name="T14"><text:s text:c="3"/></text:span><text:span text:style-name="T14">}</text:span></text:p>
                <text:p text:style-name="P2"><text:span text:style-name="T14">}</text:span></text:p>
                <text:p text:style-name="P2"><text:span text:style-name="T14"/></text:p>
                <text:p text:style-name="P2"><text:span text:style-name="T14">std::string my_sentence = “hello, everyone”;</text:span></text:p>
                <text:p text:style-name="P2"><text:span text:style-name="T14">ensure_sentence(my_sentence);</text:span></text:p>
                <text:p text:style-name="P2"><text:span text:style-name="T14">std::cout &lt;&lt; my_sentence &lt;&lt; std::endl; </text:span><text:span text:style-name="T15">// prints “Hello, everyone.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ing via subscript opera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 is possible to iterate a string using the subscript operator</text:p>
                <text:list>
                  <text:list-item>
                    <text:p>In fact, <text:span text:style-name="T22">this is very common</text:span>. <text:s/>Range-based for was introduced only recently, so there is quite a lot of code that still uses this (though inferior) form.</text:p>
                  </text:list-item>
                  <text:list-item>
                    <text:p>This form is still useful if <text:span text:style-name="T22">you don't intend to process all characters</text:span> in the string</text:p>
                  </text:list-item>
                </text:list>
                <text:p text:style-name="P2"><text:span text:style-name="T14">std::string s;</text:span></text:p>
                <text:p text:style-name="P2"><text:span text:style-name="T14"/></text:p>
                <text:p text:style-name="P2"><text:span text:style-name="T23">// The make uppercase logic from previous...</text:span></text:p>
                <text:p text:style-name="P2"><text:span text:style-name="T14">for(std::string::size_type index = 0; index &lt; s.size(); ++index)</text:span></text:p>
                <text:p text:style-name="P2"><text:span text:style-name="T14">{</text:span></text:p>
                <text:p text:style-name="P2"><text:span text:style-name="T14"><text:s text:c="3"/></text:span><text:span text:style-name="T14">s[index] = toupper(s[index]);</text:span></text:p>
                <text:p text:style-name="P2"><text:span text:style-name="T14">}</text:span></text:p>
                <text:p text:style-name="P2"><text:span text:style-name="T14"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Library <text:span text:style-name="T2">vector</text:span> Typ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<text:span text:style-name="T2">vector</text:span> is a collection of objects, all of the same type</text:p>
              </text:list-item>
              <text:list-item>
                <text:p><text:span text:style-name="T2">vector</text:span> is a <text:span text:style-name="T17">class template</text:span></text:p>
                <text:list>
                  <text:list-item>
                    <text:p>Can be thought of as instructions to the compiler for generating classes or functions</text:p>
                  </text:list-item>
                  <text:list-item>
                    <text:p>Have some special syntax that we will learn more about lat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Defining and Initializing a <text:span text:style-name="T5">vector</text:span>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ike <text:span text:style-name="T2">string</text:span>, there are many ways to define and intialize a <text:span text:style-name="T2">vector</text:span>.</text:p>
                <text:p text:style-name="P2"><text:span text:style-name="T6">#include</text:span><text:span text:style-name="T7"> &lt;vector&gt; <text:s text:c="7"/></text:span><text:span text:style-name="T8">// include the necessary header</text:span></text:p>
                <text:p text:style-name="P2"><text:span text:style-name="T6">using</text:span><text:span text:style-name="T7"> std::vector; <text:s text:c="6"/></text:span><text:span text:style-name="T8">// using directive allows us to skip the std:: prefix</text:span></text:p>
                <text:p text:style-name="P2"><text:span text:style-name="T7"/></text:p>
                <text:p text:style-name="P2"><text:span text:style-name="T7">vector&lt;</text:span><text:span text:style-name="T6">int</text:span><text:span text:style-name="T7">&gt; v1; <text:s text:c="10"/></text:span><text:span text:style-name="T8">// default initialization, empty container of ints</text:span></text:p>
                <text:p text:style-name="P2"><text:span text:style-name="T7">vector&lt;Sales_item&gt;; <text:s text:c="6"/></text:span><text:span text:style-name="T8">// empty vector of Sales_item objects</text:span></text:p>
                <text:p text:style-name="P2"><text:span text:style-name="T7">vector&lt;vector&lt;string&gt;&gt; s; </text:span><text:span text:style-name="T8">// vectors can contain vectors</text:span></text:p>
                <text:p text:style-name="P2"><text:span text:style-name="T8"/></text:p>
                <text:p text:style-name="P2"><text:span text:style-name="T7">vector&lt;</text:span><text:span text:style-name="T6">int</text:span><text:span text:style-name="T7">&gt; ivec; <text:s text:c="10"/></text:span><text:span text:style-name="T8">// empty vector of ints</text:span></text:p>
                <text:p text:style-name="P2"><text:span text:style-name="T7">vector&lt;</text:span><text:span text:style-name="T6">int</text:span><text:span text:style-name="T7">&gt; ivec2 = ivec; <text:s text:c="2"/></text:span><text:span text:style-name="T8">// copy elements of ivec into ivec2</text:span></text:p>
                <text:p text:style-name="P2"><text:span text:style-name="T7">vector&lt;string&gt; svec = ivec; </text:span><text:span text:style-name="T8">// ERROR: <text:s/>svec holds strings not ints</text:span></text:p>
                <text:p text:style-name="P2"><text:span text:style-name="T8"/></text:p>
                <text:p text:style-name="P2"><text:span text:style-name="T7">vector&lt;</text:span><text:span text:style-name="T6">int</text:span><text:span text:style-name="T7">&gt; ivec3(10, 5); <text:s text:c="2"/></text:span><text:span text:style-name="T8">// has 10 elements with value 5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<text:span text:style-name="T10">vector</text:span> List Initial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vector can be initialized with a list of values, but note the difference when using list initialization <text:span text:style-name="T12">{}</text:span> and calling a specific constructor <text:span text:style-name="T10">()</text:span>.</text:p>
                <text:p text:style-name="P2"><text:span text:style-name="T7">vector&lt;</text:span><text:span text:style-name="T6">int</text:span><text:span text:style-name="T7">&gt; ivec(3, 7); <text:s text:c="4"/></text:span><text:span text:style-name="T8">// 3 elements of value 7</text:span></text:p>
                <text:p text:style-name="P2"><text:span text:style-name="T7">vector&lt;</text:span><text:span text:style-name="T6">int</text:span><text:span text:style-name="T7">&gt; ivec2{3, 7}; <text:s text:c="3"/></text:span><text:span text:style-name="T8">// 2 elements values, 3 and 7</text:span></text:p>
                <text:p text:style-name="P2"><text:span text:style-name="T7"/></text:p>
                <text:p text:style-name="P2"><text:span text:style-name="T7">vector&lt;string&gt; svec = {“C++”, “is”, “fun”}; </text:span><text:span text:style-name="T8">// 3 elements, “C++”,”is”,”fun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Adding elements to <text:span text:style-name="T5">vector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e can add elements to a <text:span text:style-name="T2">vector</text:span> at any time</text:p>
              </text:list-item>
              <text:list-item>
                <text:p>Elements are added using <text:span text:style-name="T2">push_back()</text:span></text:p>
                <text:p text:style-name="P2"><text:span text:style-name="T7">vector&lt;</text:span><text:span text:style-name="T6">int</text:span><text:span text:style-name="T7">&gt; input_values;</text:span><text:span text:style-name="T8"> // starts off empty...</text:span></text:p>
                <text:p text:style-name="P2"><text:span text:style-name="T7"/></text:p>
                <text:p text:style-name="P2"><text:span text:style-name="T7">input_values.push_back(14);</text:span></text:p>
                <text:p text:style-name="P2"><text:span text:style-name="T7">input_values.push_back(9213344);</text:span></text:p>
                <text:p text:style-name="P2"><text:span text:style-name="T8">// vector now has two elements, 14 and 9213344</text:span></text:p>
                <text:p text:style-name="P2"><text:span text:style-name="T7"/></text:p>
              </text:list-item>
              <text:list-item>
                <text:p>You can add an unknown number of elements using a loop</text:p>
                <text:p text:style-name="P2"><text:span text:style-name="T7">vector&lt;</text:span><text:span text:style-name="T6">int</text:span><text:span text:style-name="T7">&gt; input_values;</text:span><text:span text:style-name="T8"> // starts off empty...</text:span></text:p>
                <text:p text:style-name="P2"><text:span text:style-name="T7"/></text:p>
                <text:p text:style-name="P2"><text:span text:style-name="T6">int</text:span><text:span text:style-name="T7"> iv = 0;</text:span></text:p>
                <text:p text:style-name="P2"><text:span text:style-name="T6">while</text:span><text:span text:style-name="T7">(std::cin &gt;&gt; iv) </text:span><text:span text:style-name="T8">// read in values input by the user</text:span></text:p>
                <text:p text:style-name="P2"><text:span text:style-name="T7">{</text:span></text:p>
                <text:p text:style-name="P2"><text:span text:style-name="T7"><text:s text:c="3"/></text:span><text:span text:style-name="T7">input_values.push_back(iv); </text:span><text:span text:style-name="T8">// store them in the vector</text:span></text:p>
                <text:p text:style-name="P2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Common <text:span text:style-name="T2">vector</text:span>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mon <text:span text:style-name="T2">vector</text:span> operations</text:p>
                <text:p text:style-name="P2"><text:span text:style-name="T7">std::vector&lt;int&gt; v1;</text:span></text:p>
                <text:p text:style-name="P2"><text:span text:style-name="T7">std::vector&lt;int&gt; v2;</text:span></text:p>
                <text:p text:style-name="P2"><text:span text:style-name="T7"/></text:p>
                <text:p text:style-name="P2"><text:span text:style-name="T8">// ... </text:span></text:p>
                <text:p text:style-name="P2"><text:span text:style-name="T7">v1.empty() </text:span><text:span text:style-name="T8">// returns true if v1 has no elements</text:span></text:p>
                <text:p text:style-name="P2"><text:span text:style-name="T7">v1.size() <text:s/></text:span><text:span text:style-name="T8">// returns the number of elements in v1</text:span></text:p>
                <text:p text:style-name="P2"><text:span text:style-name="T7">v1[n]; <text:s text:c="4"/></text:span><text:span text:style-name="T8">// returns a reference to the element in v1 at potition n</text:span></text:p>
                <text:p text:style-name="P2"><text:span text:style-name="T7">v1 = v2; <text:s text:c="2"/></text:span><text:span text:style-name="T8">// replaces the content of v1 with a copy of v2</text:span></text:p>
                <text:p text:style-name="P2"><text:span text:style-name="T7">v1 = {1,...};</text:span><text:span text:style-name="T8">// replaces the content of v1 with the elements in the list</text:span></text:p>
                <text:p text:style-name="P2"><text:span text:style-name="T7">v1 == v2; </text:span><text:span text:style-name="T8">// returns true if s1 and s2 have the same content</text:span></text:p>
                <text:p text:style-name="P2"><text:span text:style-name="T7">v1 != v2; </text:span><text:span text:style-name="T8">// returns true is s1 and s2 have different content</text:span></text:p>
                <text:p text:style-name="P2"><text:span text:style-name="T8">// &lt;, &lt;=, &gt;, &gt;= supported for lexagraphic order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<text:span text:style-name="T10">vector::size()</text:span> and <text:span text:style-name="T12">vector::size_typ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<text:span text:style-name="T2">size()</text:span> function returns the number of elements in the <text:span text:style-name="T2">vector</text:span></text:p>
                <text:list>
                  <text:list-item>
                    <text:p>The type returned by <text:span text:style-name="T2">size()</text:span> is <text:span text:style-name="T2">std::vector&lt;T&gt;::size_type</text:span></text:p>
                  </text:list-item>
                  <text:list-item>
                    <text:p>This return type is long and good programmers are lazy</text:p>
                  </text:list-item>
                </text:list>
              </text:list-item>
              <text:list-item>
                <text:p>When the compiler “knows“ the type, we can ask it to use the correct type for us, using the keyword <text:span text:style-name="T3">auto</text:span>.</text:p>
                <text:list>
                  <text:list-item>
                    <text:p>Get used to <text:span text:style-name="T2">auto</text:span>, and start using it</text:p>
                  </text:list-item>
                </text:list>
                <text:p text:style-name="P2"><text:span text:style-name="T7">std::vector&lt;</text:span><text:span text:style-name="T6">int</text:span><text:span text:style-name="T7">&gt; v;</text:span></text:p>
                <text:p text:style-name="P2"><text:span text:style-name="T7"/></text:p>
                <text:p text:style-name="P2"><text:span text:style-name="T6">int</text:span><text:span text:style-name="T7"> s = v.size() </text:span><text:span text:style-name="T8">// may work, technically incorrect, compiler may WARN</text:span></text:p>
                <text:p text:style-name="P2"><text:span text:style-name="T6">unsigned int</text:span><text:span text:style-name="T7"> s = v.size() </text:span><text:span text:style-name="T8">// may work, technically incorrect</text:span></text:p>
                <text:p text:style-name="P2"><text:span text:style-name="T7"/></text:p>
                <text:p text:style-name="P2"><text:span text:style-name="T7">std::vector&lt;int&gt;::size_type s = v.size(); </text:span><text:span text:style-name="T8">// correct, but long (and we're lazy!!!!)</text:span></text:p>
                <text:p text:style-name="P2"><text:span text:style-name="T6">auto</text:span><text:span text:style-name="T7"> s = v.size(); </text:span><text:span text:style-name="T8">// correct, terse, wonderful!</text:span></text:p>
                <text:p text:style-name="P2"><text:span text:style-name="T7"/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ing a <text:span text:style-name="T2">vector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en iterating over an entire <text:span text:style-name="T2">vector</text:span>, use <text:span text:style-name="T4">range-based for</text:span>.</text:p>
                <text:p text:style-name="P2"><text:span text:style-name="T7">for(</text:span><text:span text:style-name="T13">declaration</text:span><text:span text:style-name="T7"> : </text:span><text:span text:style-name="T13">expression</text:span><text:span text:style-name="T7">)</text:span></text:p>
                <text:p text:style-name="P2"><text:span text:style-name="T7"><text:s text:c="3"/></text:span><text:span text:style-name="T13">statement</text:span></text:p>
                <text:p text:style-name="P2"><text:span text:style-name="T13"/></text:p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/></text:p>
                <text:p text:style-name="P2"><text:span text:style-name="T15">// print the numbers in v one number to a line</text:span></text:p>
                <text:p text:style-name="P2"><text:span text:style-name="T16">for</text:span><text:span text:style-name="T14">(</text:span><text:span text:style-name="T16">auto</text:span><text:span text:style-name="T14"> n : str)</text:span></text:p>
                <text:p text:style-name="P2"><text:span text:style-name="T14"><text:s text:c="3"/></text:span><text:span text:style-name="T14">std::cout &lt;&lt; n &lt;&lt; std::endl;</text:span></text:p>
                <text:p text:style-name="P2"><text:span text:style-name="T14"/></text:p>
              </text:list-item>
              <text:list-item>
                <text:p>To change the elements of a <text:span text:style-name="T2">vector</text:span>, process with <text:span text:style-name="T17">range-based for</text:span>, with a <text:span text:style-name="T17">reference</text:span> as the loop variable type</text:p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/></text:p>
                <text:p text:style-name="P2"><text:span text:style-name="T15">// subtract 1 from each elements</text:span></text:p>
                <text:p text:style-name="P2"><text:span text:style-name="T16">for</text:span><text:span text:style-name="T14">(</text:span><text:span text:style-name="T16">auto</text:span><text:span text:style-name="T18">&amp;</text:span><text:span text:style-name="T14"> n : str)</text:span></text:p>
                <text:p text:style-name="P2"><text:span text:style-name="T14"><text:s text:c="3"/></text:span><text:span text:style-name="T14">n -= 1;</text:span></text:p>
                <text:p text:style-name="P2"><text:span text:style-name="T14"/></text:p>
                <text:p text:style-name="P2"><text:span text:style-name="T16">for</text:span><text:span text:style-name="T14">(</text:span><text:span text:style-name="T16">auto</text:span><text:span text:style-name="T14"> n : str) <text:s text:c="15"/></text:span><text:span text:style-name="T15">// prints 0, 1, 2... one number per line</text:span></text:p>
                <text:p text:style-name="P2"><text:span text:style-name="T14"><text:s text:c="3"/></text:span><text:span text:style-name="T14">std::cout &lt;&lt; n &lt;&lt; std::endl;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ing via subscript opera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ke <text:span text:style-name="T2">string</text:span>, <text:span text:style-name="T2">vector</text:span> supports <text:span text:style-name="T17">random-acess</text:span> via the <text:span text:style-name="T17">subscript operator</text:span> (<text:span text:style-name="T2">operator[]</text:span>)</text:p>
              </text:list-item>
              <text:list-item>
                <text:p>We can use this for processing specific elements of the vector</text:p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>v[0] = 10;</text:span></text:p>
                <text:p text:style-name="P2"><text:span text:style-name="T14">v[3] = 30;</text:span></text:p>
                <text:p text:style-name="P2"><text:span text:style-name="T14"/></text:p>
              </text:list-item>
              <text:list-item>
                <text:p>We can also use it for iterating</text:p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/></text:p>
                <text:p text:style-name="P2"><text:span text:style-name="T15">// print elements one per line</text:span></text:p>
                <text:p text:style-name="P2"><text:span text:style-name="T16">for</text:span><text:span text:style-name="T14">(std::vector&lt;</text:span><text:span text:style-name="T16">int</text:span><text:span text:style-name="T14">&gt;::size_type idx = 0; idx &lt; v.size(); ++idx)</text:span></text:p>
                <text:p text:style-name="P2"><text:span text:style-name="T14">{</text:span></text:p>
                <text:p text:style-name="P2"><text:span text:style-name="T14"><text:s text:c="3"/></text:span><text:span text:style-name="T14">std::cout &lt;&lt; v[idx] &lt;&lt; std::endl;</text:span></text:p>
                <text:p text:style-name="P2"><text:span text:style-name="T14">}</text:span></text:p>
                <text:p text:style-name="P2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Subscriping does not add Ele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 the context of both <text:span text:style-name="T2">vector</text:span> and <text:span text:style-name="T2">string</text:span>, subscripting does not add elements</text:p>
                <text:p text:style-name="P2"><text:span text:style-name="T14">std::vector&lt;</text:span><text:span text:style-name="T16">int</text:span><text:span text:style-name="T14">&gt; v;</text:span></text:p>
                <text:p text:style-name="P2"><text:span text:style-name="T14">std::string s;</text:span></text:p>
                <text:p text:style-name="P2"><text:span text:style-name="T14"/></text:p>
                <text:p text:style-name="P2"><text:span text:style-name="T14">v[0] = 10; </text:span><text:span text:style-name="T15">// This will cause a crash!</text:span></text:p>
                <text:p text:style-name="P2"><text:span text:style-name="T14">s[0] = 10; </text:span><text:span text:style-name="T15">// Also will cause a crash (or throw an exception...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or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7">Iterators</text:span> are a fundamental part of the standard library</text:p>
              </text:list-item>
              <text:list-item>
                <text:p>Iterators represent a range </text:p>
                <text:list>
                  <text:list-item>
                    <text:p><text:span text:style-name="T17">Begin</text:span> – the first elements</text:p>
                  </text:list-item>
                  <text:list-item>
                    <text:p><text:span text:style-name="T17">End</text:span> – one past the last element</text:p>
                  </text:list-item>
                  <text:list-item>
                    <text:p>[begin, end)</text:p>
                  </text:list-item>
                </text:list>
              </text:list-item>
              <text:list-item>
                <text:p>All of the standard library container types (including <text:span text:style-name="T2">string</text:span> and <text:span text:style-name="T2">vector</text:span>) support iterato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o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erators allow traversal of a range, and allow access to the currently denoted element</text:p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/></text:p>
                <text:p text:style-name="P2"><text:span text:style-name="T16">auto</text:span><text:span text:style-name="T14"> it = v.begin(); <text:s/></text:span><text:span text:style-name="T15">// get an iterator to the first element</text:span></text:p>
                <text:p text:style-name="P2"><text:span text:style-name="T16">auto</text:span><text:span text:style-name="T14"> it2 = v.end();</text:span></text:p>
                <text:p text:style-name="P2"><text:span text:style-name="T14"/></text:p>
                <text:p text:style-name="P2"><text:span text:style-name="T14">*it += 6; <text:s/></text:span><text:span text:style-name="T15">// v[0] now equals 7</text:span></text:p>
                <text:p text:style-name="P2"><text:span text:style-name="T14">++it; <text:s text:c="5"/></text:span><text:span text:style-name="T15">// move to the next element</text:span></text:p>
                <text:p text:style-name="P2"><text:span text:style-name="T14">*it -= 1; <text:s/></text:span><text:span text:style-name="T15">// v[1] now equals 1</text:span></text:p>
                <text:p text:style-name="P2"><text:span text:style-name="T14">--it; <text:s text:c="5"/></text:span><text:span text:style-name="T15">// move to the previous element</text:span></text:p>
                <text:p text:style-name="P2"><text:span text:style-name="T14">std::cout &lt;&lt; *it; <text:s/></text:span><text:span text:style-name="T15">// prints 7</text:span></text:p>
                <text:p text:style-name="P2"><text:span text:style-name="T14"/></text:p>
                <text:p text:style-name="P2"><text:span text:style-name="T16">if</text:span><text:span text:style-name="T14">(it == it2) </text:span><text:span text:style-name="T15">// iterators can be compared for equality</text:span></text:p>
                <text:p text:style-name="P2"><text:span text:style-name="T14">{</text:span></text:p>
                <text:p text:style-name="P2"><text:span text:style-name="T14"><text:s text:c="3"/></text:span><text:span text:style-name="T14">std::cout &lt;&lt; “Empty!” &lt;&lt; std::endl; </text:span><text:span text:style-name="T15">// won't print, we know it's not empty</text:span></text:p>
                <text:p text:style-name="P2"><text:span text:style-name="T14">}</text:span></text:p>
                <text:p text:style-name="P2"><text:span text:style-name="T14"/></text:p>
                <text:p text:style-name="P2"><text:span text:style-name="T16">if</text:span><text:span text:style-name="T14">(it != it2) </text:span><text:span text:style-name="T15">// iterators can be compared for inequality</text:span></text:p>
                <text:p text:style-name="P2"><text:span text:style-name="T14">{</text:span></text:p>
                <text:p text:style-name="P2"><text:span text:style-name="T14"><text:s text:c="3"/></text:span><text:span text:style-name="T14">std::cout &lt;&lt; “Not empty!” &lt;&lt; std::endl;</text:span></text:p>
                <text:p text:style-name="P2"><text:span text:style-name="T14">}</text:span></text:p>
                <text:p text:style-name="P2"><text:span text:style-name="T14"/></text:p>
                <text:p text:style-name="P2"><text:span text:style-name="T1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o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erators can be used to iterate a range</text:p>
                <text:list>
                  <text:list-item>
                    <text:p>Hopefully, that was obvious from the name</text:p>
                  </text:list-item>
                </text:list>
                <text:p text:style-name="P2"><text:span text:style-name="T14">std::vector&lt;</text:span><text:span text:style-name="T16">int</text:span><text:span text:style-name="T14">&gt; v = {1, 2, 3, 4, 5, 6, 7, 8, 9, 10};</text:span></text:p>
                <text:p text:style-name="P2"><text:span text:style-name="T14"/></text:p>
                <text:p text:style-name="P2"><text:span text:style-name="T16">for</text:span><text:span text:style-name="T14">(</text:span><text:span text:style-name="T16">auto</text:span><text:span text:style-name="T14"> it = v.begin(); </text:span><text:span text:style-name="T15">// it is the “first element”</text:span></text:p>
                <text:p text:style-name="P2"><text:span text:style-name="T14"><text:s text:c="4"/></text:span><text:span text:style-name="T14">it != v.end(); <text:s text:c="6"/></text:span><text:span text:style-name="T15">// continue until it is one past the last element</text:span></text:p>
                <text:p text:style-name="P2"><text:span text:style-name="T14"><text:s text:c="4"/></text:span><text:span text:style-name="T14">++it) <text:s text:c="15"/></text:span><text:span text:style-name="T15">// increment the loop variable (iterator)</text:span></text:p>
                <text:p text:style-name="P2"><text:span text:style-name="T14">{</text:span></text:p>
                <text:p text:style-name="P2"><text:span text:style-name="T14"><text:s text:c="3"/></text:span><text:span text:style-name="T14">std::cout &lt;&lt; *it &lt;&lt; std::endl;</text:span></text:p>
                <text:p text:style-name="P2"><text:span text:style-name="T14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or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terators have specific types</text:p>
                <text:p text:style-name="P2"><text:span text:style-name="T14">std::vector&lt;</text:span><text:span text:style-name="T16">int</text:span><text:span text:style-name="T14">&gt; iv = {1, 2, 3, 4, 5, 6, 7, 8, 9, 10};</text:span></text:p>
                <text:p text:style-name="P2"><text:span text:style-name="T14">std::vector&lt;</text:span><text:span text:style-name="T16">double</text:span><text:span text:style-name="T14">&gt; dv = {1.0, 2.10, 3.210, 4.3210};</text:span></text:p>
                <text:p text:style-name="P2"><text:span text:style-name="T14">std::string s = “Hello, everyone!”;</text:span></text:p>
                <text:p text:style-name="P2"><text:span text:style-name="T14"/></text:p>
                <text:p text:style-name="P2"><text:span text:style-name="T15">// ivit is of type std::vector&lt;int&gt;::iterator</text:span></text:p>
                <text:p text:style-name="P2"><text:span text:style-name="T16">auto</text:span><text:span text:style-name="T14"> ivit = iv.begin();</text:span></text:p>
                <text:p text:style-name="P2"><text:span text:style-name="T14"/></text:p>
                <text:p text:style-name="P2"><text:span text:style-name="T15">// dvit is of type std::vector&lt;double&gt;::iterator</text:span></text:p>
                <text:p text:style-name="P2"><text:span text:style-name="T16">auto</text:span><text:span text:style-name="T14"> dvit = dv.begin();</text:span></text:p>
                <text:p text:style-name="P2"><text:span text:style-name="T14"/></text:p>
                <text:p text:style-name="P2"><text:span text:style-name="T15">// sit is of type std::string::iterator</text:span></text:p>
                <text:p text:style-name="P2"><text:span text:style-name="T16">auto</text:span><text:span text:style-name="T14"> sit = s.begin();</text:span></text:p>
                <text:p text:style-name="P2"><text:span text:style-name="T14"/></text:p>
                <text:p text:style-name="P2"><text:span text:style-name="T16">if</text:span><text:span text:style-name="T14">(ivit == dvit) </text:span><text:span text:style-name="T15">// compile error, types incompatible</text:span></text:p>
                <text:p text:style-name="P2"><text:span text:style-name="T14">{</text:span></text:p>
                <text:p text:style-name="P2"><text:span text:style-name="T14">}</text:span></text:p>
                <text:p text:style-name="P2"><text:span text:style-name="T14"/></text:p>
                <text:p text:style-name="P2"><text:span text:style-name="T16">if</text:span><text:span text:style-name="T14">(sit == ivit) </text:span><text:span text:style-name="T15">// compile error, types incompatible</text:span></text:p>
                <text:p text:style-name="P2"><text:span text:style-name="T14">{</text:span></text:p>
                <text:p text:style-name="P2"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<text:s/>Iterators (contd)</text:p>
          </draw:text-box>
        </draw:frame>
        <draw:frame presentation:style-name="pr5" draw:layer="layout" svg:width="26cm" svg:height="14cm" svg:x="0.762cm" svg:y="5.304cm" presentation:class="outline" presentation:user-transformed="true">
          <draw:text-box>
            <text:list text:style-name="L2">
              <text:list-item>
                <text:p>Some operations invalidate iterators</text:p>
                <text:list>
                  <text:list-item>
                    <text:p>Especially operations that modify the size of a range</text:p>
                  </text:list-item>
                </text:list>
                <text:p text:style-name="P2"><text:span text:style-name="T14">std::vector&lt;</text:span><text:span text:style-name="T16">int</text:span><text:span text:style-name="T14">&gt; iv = {1, 2, 3, 4, 5, 6, 7, 8, 9, 10};</text:span></text:p>
                <text:p text:style-name="P2"><text:span text:style-name="T14">std::string s = “Hello, everyone!”</text:span></text:p>
                <text:p text:style-name="P2"><text:span text:style-name="T14"/></text:p>
                <text:p text:style-name="P2"><text:span text:style-name="T16">auto</text:span><text:span text:style-name="T14"> ivit = iv.begin(); <text:s text:c="2"/></text:span><text:span text:style-name="T15">// grab iterator to first element</text:span></text:p>
                <text:p text:style-name="P2"><text:span text:style-name="T14"/></text:p>
                <text:p text:style-name="P2"><text:span text:style-name="T16">for</text:span><text:span text:style-name="T14">(</text:span><text:span text:style-name="T16">int</text:span><text:span text:style-name="T14"> i = 0; i &lt; 5; ++i) <text:s/></text:span><text:span text:style-name="T15">// move ahead 5 elements...</text:span></text:p>
                <text:p text:style-name="P2"><text:span text:style-name="T14"><text:s text:c="3"/></text:span><text:span text:style-name="T14">++ivit;</text:span></text:p>
                <text:p text:style-name="P2"><text:span text:style-name="T14"/></text:p>
                <text:p text:style-name="P2"><text:span text:style-name="T14">ivit.resize(3); <text:s text:c="10"/></text:span><text:span text:style-name="T15">// remove some elements, ivit invalidated</text:span></text:p>
                <text:p text:style-name="P2"><text:span text:style-name="T14"/></text:p>
                <text:p text:style-name="P2"><text:span text:style-name="T16">auto</text:span><text:span text:style-name="T14"> svit = s.begin();</text:span></text:p>
                <text:p text:style-name="P2"><text:span text:style-name="T14">s += “ Today is a good day.”; <text:s/></text:span><text:span text:style-name="T15">// add some elements, svit invalidated</text:span></text:p>
                <text:p text:style-name="P2"><text:span text:style-name="T14"/></text:p>
              </text:list-item>
              <text:list-item>
                <text:p>Takeaway: <text:span text:style-name="T17">Don't modify the size of a range while iterating it</text:span></text:p>
                <text:list>
                  <text:list-item>
                    <text:p>This rule also applies for range-based for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3: Pointers, Arrays, Multidimensional Arrays, etc.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se are advanced topics that are (mostly) no longer necessary in modern C++.</text:p>
              </text:list-item>
              <text:list-item>
                <text:p>Instead of a raw array, use <text:span text:style-name="T10">std::array</text:span></text:p>
                <text:p text:style-name="P2"><text:span text:style-name="T16">int</text:span><text:span text:style-name="T14"> arr[10]; <text:s/></text:span><text:span text:style-name="T15">// an array of 10 integers</text:span></text:p>
                <text:p text:style-name="P2"><text:span text:style-name="T14">std::array&lt;</text:span><text:span text:style-name="T16">int</text:span><text:span text:style-name="T14">, 10&gt; arr; <text:s/></text:span><text:span text:style-name="T15">// the modern way to express the above, prefer it</text:span></text:p>
                <text:p text:style-name="P2"><text:span text:style-name="T14"/></text:p>
              </text:list-item>
              <text:list-item>
                <text:p>Multidimensional arrays, arrays decaying to pointers, sending array elements</text:p>
                <text:list>
                  <text:list-item>
                    <text:p>You may need to understand this when looking at legacy code</text:p>
                  </text:list-item>
                  <text:list-item>
                    <text:p>For your own sanity, don't write this stuff in new code <text:span text:style-name="T22">when you can avoid 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l Though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ring</text:span> objects are used to store sequences of characters</text:p>
              </text:list-item>
              <text:list-item>
                <text:p><text:span text:style-name="T2">vector</text:span> is a dynamically resizing container of objects all of the same type</text:p>
              </text:list-item>
              <text:list-item>
                <text:p>Use <text:span text:style-name="T2">auto</text:span> for type deduction. <text:s/>It will save you time and effort.</text:p>
              </text:list-item>
              <text:list-item>
                <text:p>Use <text:span text:style-name="T17">range-based for</text:span> loops when you need to fully iterate a container</text:p>
                <text:list>
                  <text:list-item>
                    <text:p><text:span text:style-name="T2">string</text:span>, <text:span text:style-name="T2">vector</text:span>, both!</text:p>
                  </text:list-item>
                </text:list>
              </text:list-item>
              <text:list-item>
                <text:p>Use subscript operator for random access to container elements</text:p>
                <text:list>
                  <text:list-item>
                    <text:p><text:span text:style-name="T2">string</text:span>, <text:span text:style-name="T2">vector</text:span>,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nal Thoughts (contd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7">Iterators</text:span> represent a range of values [begin, end)</text:p>
              </text:list-item>
              <text:list-item>
                <text:p>Use iterators to access elements of a range</text:p>
                <text:list>
                  <text:list-item>
                    <text:p><text:span text:style-name="T2">string</text:span>, <text:span text:style-name="T2">vector</text:span>, both!</text:p>
                  </text:list-item>
                  <text:list-item>
                    <text:p>And more – we will learn</text:p>
                  </text:list-item>
                </text:list>
              </text:list-item>
              <text:list-item>
                <text:p><text:span text:style-name="T17">Some operations invalidate iterators</text:span></text:p>
                <text:list>
                  <text:list-item>
                    <text:p>Be careful when caching (holding) itera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6" svg:font-family="'Ubuntu Mono'" style:font-adornments="Semibold" style:font-pitch="fixed"/>
    <style:font-face style:name="Ubuntu Mono1" svg:font-family="'Ubuntu Mono'" style:font-adornments="標準" style:font-pitch="fixed"/>
    <style:font-face style:name="Ubuntu Mono4" svg:font-family="'Ubuntu Mono'" style:font-adornments="黒" style:font-pitch="fixed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Ubuntu Mono5" svg:font-family="'Ubuntu Mono'" style:font-adornments="Semibold" style:font-pitch="variable"/>
    <style:font-face style:name="Ubuntu Mono" svg:font-family="'Ubuntu Mono'" style:font-adornments="標準" style:font-pitch="variable"/>
    <style:font-face style:name="Ubuntu Mono3" svg:font-family="'Ubuntu Mono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09:00:04.241142344</meta:creation-date>
    <dc:date>2016-01-19T17:18:24.463493930</dc:date>
    <meta:editing-duration>PT3H39M52S</meta:editing-duration>
    <meta:editing-cycles>38</meta:editing-cycles>
    <meta:generator>LibreOffice/5.0.4.2$Linux_X86_64 LibreOffice_project/00m0$Build-2</meta:generator>
    <meta:document-statistic meta:object-count="147"/>
  </office:meta>
</office:document-meta>
</file>